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text-indent="0cm" style:auto-text-indent="false"/>
    </style:style>
    <style:style style:name="P2" style:family="paragraph" style:parent-style-name="List_20_Paragraph" style:list-style-name="WWNum2"/>
    <style:style style:name="P3" style:family="paragraph" style:parent-style-name="List_20_Paragraph" style:list-style-name="WWNum2">
      <style:text-properties fo:background-color="#00ff00"/>
    </style:style>
    <style:style style:name="P4" style:family="paragraph" style:parent-style-name="List_20_Paragraph" style:list-style-name="WWNum2">
      <style:text-properties fo:background-color="#e6ff00"/>
    </style:style>
    <style:style style:name="P5" style:family="paragraph" style:parent-style-name="List_20_Paragraph" style:list-style-name="L1">
      <style:paragraph-properties fo:margin-left="0cm" fo:margin-right="0cm" fo:text-indent="0cm" style:auto-text-indent="false"/>
    </style:style>
    <style:style style:name="P6" style:family="paragraph" style:parent-style-name="List_20_Paragraph" style:list-style-name="L1">
      <style:paragraph-properties fo:margin-left="0cm" fo:margin-right="0cm" fo:text-indent="0cm" style:auto-text-indent="false"/>
      <style:text-properties fo:background-color="#00ff00"/>
    </style:style>
    <style:style style:name="P7" style:family="paragraph" style:parent-style-name="List_20_Paragraph" style:list-style-name="L1">
      <style:paragraph-properties fo:margin-left="0cm" fo:margin-right="0cm" fo:text-indent="0cm" style:auto-text-indent="false"/>
      <style:text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background-color="#00ff00"/>
    </style:style>
    <style:style style:name="T3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opt-A-Word – Things to Do:</text:p>
      <text:p text:style-name="Standard"/>
      <text:p text:style-name="Standard">19<text:span text:style-name="T1">th</text:span> November 2011.</text:p>
      <text:p text:style-name="Standard"/>
      <text:list xml:id="list38551628" text:style-name="WWNum2">
        <text:list-item>
          <text:p text:style-name="P2"><text:span text:style-name="T2">As a user I want to browse endangered words so that I can select a word to adopt</text:span>.</text:p>
        </text:list-item>
        <text:list-item>
          <text:p text:style-name="P3">As a user I want to search for endangered words according to different categories so that I can find the word I want with greater ease<text:bookmark text:name="_GoBack"/>.</text:p>
        </text:list-item>
        <text:list-item>
          <text:p text:style-name="P3">As a user I want to register with the site so that I can adopt a word</text:p>
        </text:list-item>
        <text:list-item>
          <text:p text:style-name="P4">As a user I want to be able to view words that other users have adopted so that I can see how other users are using the words.</text:p>
        </text:list-item>
        <text:list-item>
          <text:p text:style-name="P4">As a user I want to be able to comment on other user’s use of the word so that I can meet other word lovers and interact with them.</text:p>
        </text:list-item>
        <text:list-item>
          <text:p text:style-name="P2">As a user I want to be able to perform a reverse dictionary search so that I can find rhyming words.</text:p>
        </text:list-item>
        <text:list-item>
          <text:p text:style-name="P2">As a user I want to be able to search for words that have not been adopted (orphan words) so that I can see the words that are most endangered.</text:p>
        </text:list-item>
        <text:list-item>
          <text:p text:style-name="P3">As a user I want to be able any time I use my adopted word on my twitter status to be displayed on my adopt-a-word profile page.</text:p>
        </text:list-item>
        <text:list-item>
          <text:p text:style-name="P3">As a user I want to be able to view the meaning of a word, what type of word it is, an example of the word in usage, so that I can understand the words better.</text:p>
        </text:list-item>
      </text:list>
      <text:p text:style-name="List_20_Paragraph"/>
      <text:p text:style-name="List_20_Paragraph"/>
      <text:list xml:id="list38544164" text:style-name="L1">
        <text:list-item>
          <text:p text:style-name="P5">Look at completing the search functionality on the words index page. <text:s/>- This search should feature category searches &amp; orphaned word searches.</text:p>
          <text:p text:style-name="P6"/>
        </text:list-item>
        <text:list-item>
          <text:p text:style-name="P6">Need to figure out why the usershow_path is going to the index rather than the create function from the User Index page.</text:p>
        </text:list-item>
        <text:list-item>
          <text:p text:style-name="P5"/>
        </text:list-item>
        <text:list-item>
          <text:p text:style-name="P6">Need to figure out the SSL Certificates for Facebook sign-in</text:p>
        </text:list-item>
        <text:list-item>
          <text:p text:style-name="P5"/>
        </text:list-item>
        <text:list-item>
          <text:p text:style-name="P5">Need to sort out relationships between Posts / Users / Adoptions/Words. <text:s/>What's the best way to work it?</text:p>
        </text:list-item>
        <text:list-item>
          <text:p text:style-name="P5"/>
        </text:list-item>
        <text:list-item>
          <text:p text:style-name="P7">Need to sort out the Twitter Search functionality – parsing the search to compare it with the user.adoptions[:word].</text:p>
        </text:list-item>
        <text:list-item>
          <text:p text:style-name="P5"/>
        </text:list-item>
        <text:list-item>
          <text:p text:style-name="P5">Need to test for all permissions and validations etc. <text:s/>Make sure the various scenarios are completed – Not logged in v logged in ?</text:p>
        </text:list-item>
        <text:list-item>
          <text:p text:style-name="P5"/>
        </text:list-item>
      </text:list>
      <text:p text:style-name="P1">Implement the reverse word search.</text:p>
      <text:p text:style-name="P1">8. CSS – figure out how to get height 100% working on user_container and user_word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19T09:34:10.97</meta:creation-date>
    <dc:date>2011-11-21T19:21:46.72</dc:date>
    <meta:editing-duration>PT47M47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1" meta:paragraph-count="19" meta:word-count="390" meta:character-count="1943"/>
  </office:meta>
</office:document-meta>
</file>